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Garamond" fo:font-size="16pt" officeooo:paragraph-rsid="001a537b" style:letter-kerning="true" style:font-size-asian="16pt" style:font-size-complex="1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Garamond" fo:font-size="16pt" officeooo:paragraph-rsid="001a537b" style:font-size-asian="16pt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Garamond" fo:font-size="24pt" fo:font-weight="bold" officeooo:paragraph-rsid="001a537b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6pt" officeooo:paragraph-rsid="001a537b" style:font-size-asian="16pt" style:font-size-complex="16pt"/>
    </style:style>
    <style:style style:name="P5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Garamond" fo:font-size="24pt" officeooo:paragraph-rsid="001a537b" style:letter-kerning="true" style:font-size-asian="24pt" style:font-size-complex="24pt"/>
    </style:style>
    <style:style style:name="P6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Garamond" fo:font-size="20pt" officeooo:paragraph-rsid="001a537b" style:letter-kerning="true" style:font-size-asian="20pt" style:font-size-complex="20pt"/>
    </style:style>
    <style:style style:name="P7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Garamond" fo:font-size="16pt" officeooo:paragraph-rsid="001a537b" style:letter-kerning="true" style:font-size-asian="16pt" style:font-size-complex="16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Garamond" fo:font-size="16pt" officeooo:paragraph-rsid="001a537b" style:letter-kerning="true" style:font-size-asian="16pt" style:font-size-complex="16pt"/>
    </style:style>
    <style:style style:name="P9" style:family="paragraph">
      <style:paragraph-properties fo:text-align="center"/>
    </style:style>
    <style:style style:name="T1" style:family="text">
      <style:text-properties style:font-name="Garamond" style:letter-kerning="true"/>
    </style:style>
    <style:style style:name="T2" style:family="text">
      <style:text-properties style:font-name="Garamond" officeooo:rsid="001d8ad3" style:letter-kerning="true"/>
    </style:style>
    <style:style style:name="T3" style:family="text">
      <style:text-properties style:font-name="Garamond" officeooo:rsid="001a537b" style:letter-kerning="true"/>
    </style:style>
    <style:style style:name="T4" style:family="text">
      <style:text-properties style:font-name="Garamond" officeooo:rsid="001b9215" style:letter-kerning="true"/>
    </style:style>
    <style:style style:name="T5" style:family="text">
      <style:text-properties officeooo:rsid="001a537b"/>
    </style:style>
    <style:style style:name="T6" style:family="text">
      <style:text-properties officeooo:rsid="001b9215"/>
    </style:style>
    <style:style style:name="gr1" style:family="graphic">
      <style:graphic-properties svg:stroke-width="0.0402in" svg:stroke-color="#000000" draw:marker-start-width="0.1984in" draw:marker-end-width="0.1984in" draw:fill="solid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erwalk Institute of Technology</text:p>
      <text:p text:style-name="P2"><text:s text:c="5"/></text:p>
      <text:p text:style-name="P5"/>
      <text:p text:style-name="P5"><draw:line text:anchor-type="paragraph" draw:z-index="0" draw:style-name="gr1" draw:text-style-name="P9" svg:x1="3.3646in" svg:y1="0.0346in" svg:x2="3.3646in" svg:y2="3.913in"><text:p/></draw:line></text:p>
      <text:p text:style-name="P5"><draw:line text:anchor-type="paragraph" draw:z-index="1" draw:style-name="gr1" draw:text-style-name="P9" svg:x1="4.0472in" svg:y1="0.211in" svg:x2="4.0472in" svg:y2="2.6744in"><text:p/></draw:line><draw:line text:anchor-type="paragraph" draw:z-index="2" draw:style-name="gr1" draw:text-style-name="P9" svg:x1="2.7425in" svg:y1="0.2035in" svg:x2="2.7425in" svg:y2="2.6669in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6">Neural </text:span>Network</text:p>
      <text:p text:style-name="P7"/>
      <text:p text:style-name="P7">LAB SHEET - </text:p>
      <text:p text:style-name="P7"/>
      <text:p text:style-name="P8"/>
      <text:p text:style-name="P8"/>
      <text:p text:style-name="P7"/>
      <text:p text:style-name="P1">Submitted By:<text:tab/><text:tab/><text:tab/><text:tab/><text:tab/><text:tab/>Submitted To:</text:p>
      <text:p text:style-name="P4"><text:span text:style-name="T1">S</text:span><text:span text:style-name="T2">agar Giri<text:tab/><text:tab/></text:span><text:span text:style-name="T1"><text:tab/><text:tab/><text:tab/><text:tab/> <text:s text:c="4"/><text:tab/></text:span><text:span text:style-name="T4">Sarbin Sayami</text:span></text:p>
      <text:p text:style-name="P4"><text:span text:style-name="T1">Roll No: 020</text:span><text:span text:style-name="T2">5</text:span></text:p>
      <text:p text:style-name="P1">Section: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2:39:50.223939601</meta:creation-date>
    <dc:date>2015-07-07T13:01:41.465331571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22" meta:character-count="153" meta:non-whitespace-character-count="116"/>
  </office:meta>
</office:document-meta>
</file>